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-0.27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style:line-height-at-least="0.508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-0.279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margin-left="0.995cm" fo:margin-right="0cm" fo:text-indent="-0.635cm" style:auto-text-indent="false">
        <style:tab-stops>
          <style:tab-stop style:position="-0.279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-0.27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tep 2</text:span>: <text:s/>Having a life that fits me, inside and out. <text:s/>My values:</text:p>
      <text:p text:style-name="P6"/>
      <text:p text:style-name="P7"><text:span text:style-name="T3">l love myself now</text:span>! Because, <text:span text:style-name="T2">I love God (JFH) with all of my heart, mind and soul. MK12:30; <text:s/>I “Do for others what you want them to do for you”. MT 7:12</text:span></text:p>
      <text:p text:style-name="P2">- Life is difficult, unfair! I fully accept that, I am grateful for what you have.</text:p>
      <text:p text:style-name="P1">- I am disciplined, patient, self-reliant.</text:p>
      <text:p text:style-name="P3">- I am just me, and I do not overvalue or undervalue myself.</text:p>
      <text:p text:style-name="P1">- I make mistakes everyday! Remember: <text:bookmark text:name="en-MSG-10044"/>“There’s nothing done or said that can’t be forgiven. <text:s/>MT12:31 <text:s/>I repent and ask forgiveness.</text:p>
      <text:p text:style-name="P1">- I ask what would Jesus want me to do, then I am doing it on a daily basis.</text:p>
      <text:p text:style-name="P1">- I am disciplined and I eat right, exercise, , low in weight, take care of my body</text:p>
      <text:p text:style-name="P1">- I have re-defined myself in God &amp; live every seconds w/JFH w/appreciation.</text:p>
      <text:p text:style-name="P4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7.62cm" style:num-format="1" style:print-orientation="portrait" fo:margin-top="0.635cm" fo:margin-bottom="0.635cm" fo:margin-left="0.635cm" fo:margin-right="0.6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1:00:40</meta:creation-date>
    <meta:editing-duration>PT1H40M58S</meta:editing-duration>
    <meta:editing-cycles>12</meta:editing-cycles>
    <meta:generator>OpenOffice.org/3.4.1$Win32 OpenOffice.org_project/341m1$Build-9593</meta:generator>
    <dc:date>2014-12-28T09:07:04.35</dc:date>
    <meta:document-statistic meta:table-count="0" meta:image-count="0" meta:object-count="0" meta:page-count="2" meta:paragraph-count="9" meta:word-count="151" meta:character-count="765"/>
  </office:meta>
</office:document-meta>
</file>